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1.063cm" svg:height="19.178cm" svg:x="4.461cm" svg:y="0.96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Default">
        <draw:frame draw:style-name="gr1" draw:layer="layout" svg:width="15.997cm" svg:height="19.205cm" svg:x="6.891cm" svg:y="0.919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  <draw:page draw:name="page3" draw:style-name="dp1" draw:master-page-name="Default">
        <draw:frame draw:style-name="gr1" draw:layer="layout" svg:width="22.385cm" svg:height="19.63cm" svg:x="3.697cm" svg:y="0.707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rotein Group</meta:initial-creator>
    <meta:creation-date>2015-11-17T10:34:44</meta:creation-date>
    <dc:date>2015-11-23T12:25:07</dc:date>
    <dc:creator>Protein Group</dc:creator>
    <meta:editing-duration>P0D</meta:editing-duration>
    <meta:editing-cycles>3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link-data-style-to-source="fals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64cm" svg:height="19.179cm" xlink:href="." xlink:type="simple" chart:class="chart:bar" chart:style-name="ch1">
        <chart:title svg:x="6.612cm" svg:y="0.519cm" chart:style-name="ch2">
          <text:p>Succes rate in BM5 Zdock top combos</text:p>
        </chart:title>
        <chart:legend chart:legend-position="end" svg:x="19.171cm" svg:y="8.792cm" style:legend-expansion="high" chart:style-name="ch3"/>
        <chart:plot-area chart:style-name="ch4" chart:data-source-has-labels="both" svg:x="1.432cm" svg:y="2.447cm" svg:width="16.897cm" svg:height="15.929cm">
          <chartooo:coordinate-region svg:x="2.159cm" svg:y="2.646cm" svg:width="16.17cm" svg:height="9.897cm"/>
          <chart:axis chart:dimension="x" chart:name="primary-x" chart:style-name="ch5" chartooo:axis-type="auto">
            <chartooo:date-scale/>
            <chart:categories table:cell-range-address="local-table.$A$2:.$A$29"/>
          </chart:axis>
          <chart:axis chart:dimension="y" chart:name="primary-y" chart:style-name="ch6">
            <chart:title svg:x="0.451cm" svg:y="11.368cm" chart:style-name="ch7">
              <text:p>success rate</text:p>
            </chart:title>
            <chart:grid chart:style-name="ch8" chart:class="major"/>
          </chart:axis>
          <chart:series chart:style-name="ch9" chart:values-cell-range-address="local-table.$B$2:.$B$29" chart:label-cell-address="local-table.$B$1" chart:class="chart:bar">
            <chart:data-point chart:repeated="28"/>
          </chart:series>
          <chart:series chart:style-name="ch10" chart:values-cell-range-address="local-table.$C$2:.$C$29" chart:label-cell-address="local-table.$C$1" chart:class="chart:bar">
            <chart:data-point chart:repeated="28"/>
          </chart:series>
          <chart:series chart:style-name="ch11" chart:values-cell-range-address="local-table.$D$2:.$D$29" chart:label-cell-address="local-table.$D$1" chart:class="chart:ba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</table:table-cell>
              <table:table-cell office:value-type="string">
                <text:p>Top10</text:p>
              </table:table-cell>
              <table:table-cell office:value-type="string">
                <text:p>Top100</text:p>
              </table:table-cell>
            </table:table-row>
          </table:table-header-rows>
          <table:table-rows>
            <table:table-row>
              <table:table-cell office:value-type="string">
                <text:p>combo_CP_BFKV_AP_calRWp</text:p>
              </table:table-cell>
              <table:table-cell office:value-type="float" office:value="0.0181818181818">
                <text:p>0.0181818181818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109090909091">
                <text:p>0.109090909091</text:p>
              </table:table-cell>
            </table:table-row>
            <table:table-row>
              <table:table-cell office:value-type="string">
                <text:p>combo_AP_calRWp_zdock3</text:p>
              </table:table-cell>
              <table:table-cell office:value-type="float" office:value="0">
                <text:p>0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combo_AP_calRWp_AP_PISA</text:p>
              </table:table-cell>
              <table:table-cell office:value-type="float" office:value="0.0181818181818">
                <text:p>0.0181818181818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combo_AP_calRWp_AP_T2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combo_zdock3_CP_TB</text:p>
              </table:table-cell>
              <table:table-cell office:value-type="float" office:value="0">
                <text:p>0</text:p>
              </table:table-cell>
              <table:table-cell office:value-type="float" office:value="0.145454545455">
                <text:p>0.145454545455</text:p>
              </table:table-cell>
              <table:table-cell office:value-type="float" office:value="0.345454545455">
                <text:p>0.345454545455</text:p>
              </table:table-cell>
            </table:table-row>
            <table:table-row>
              <table:table-cell office:value-type="string">
                <text:p>combo_zdock3_AP_T2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145454545455">
                <text:p>0.145454545455</text:p>
              </table:table-cell>
              <table:table-cell office:value-type="float" office:value="0.363636363636">
                <text:p>0.363636363636</text:p>
              </table:table-cell>
            </table:table-row>
            <table:table-row>
              <table:table-cell office:value-type="string">
                <text:p>combo_CP_BFKV_zdock3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272727272727">
                <text:p>0.272727272727</text:p>
              </table:table-cell>
            </table:table-row>
            <table:table-row>
              <table:table-cell office:value-type="string">
                <text:p>combo_zdock3_AP_PISA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combo_AP_PISA_AP_T1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ombo_AP_PISA_AP_T2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ombo_AP_T1_CP_TB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combo_AP_T2_CP_TB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345454545455">
                <text:p>0.345454545455</text:p>
              </table:table-cell>
            </table:table-row>
            <table:table-row>
              <table:table-cell office:value-type="string">
                <text:p>combo_AP_calRWp_AP_T1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490909090909">
                <text:p>0.490909090909</text:p>
              </table:table-cell>
            </table:table-row>
            <table:table-row>
              <table:table-cell office:value-type="string">
                <text:p>combo_zdock3_AP_T1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ombo_CP_BFKV_AP_T1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combo_PYDOCK_TOT_CP_TB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combo_AP_calRWp_CP_TB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ombo_PYDOCK_TOT_AP_calRWp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ombo_CP_BFKV_AP_PISA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">
                <text:p>0.2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combo_AP_T2_AP_T1</text:p>
              </table:table-cell>
              <table:table-cell office:value-type="float" office:value="0.127272727273">
                <text:p>0.12727272727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ombo_AP_PISA_CP_TB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combo_PYDOCK_TOT_zdock3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345454545455">
                <text:p>0.345454545455</text:p>
              </table:table-cell>
            </table:table-row>
            <table:table-row>
              <table:table-cell office:value-type="string">
                <text:p>combo_CP_BFKV_AP_T2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combo_PYDOCK_TOT_AP_T1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combo_PYDOCK_TOT_AP_PISA</text:p>
              </table:table-cell>
              <table:table-cell office:value-type="float" office:value="0.0181818181818">
                <text:p>0.0181818181818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345454545455">
                <text:p>0.345454545455</text:p>
              </table:table-cell>
            </table:table-row>
            <table:table-row>
              <table:table-cell office:value-type="string">
                <text:p>combo_CP_BFKV_CP_TB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254545454545">
                <text:p>0.254545454545</text:p>
              </table:table-cell>
              <table:table-cell office:value-type="float" office:value="0.345454545455">
                <text:p>0.345454545455</text:p>
              </table:table-cell>
            </table:table-row>
            <table:table-row>
              <table:table-cell office:value-type="string">
                <text:p>combo_PYDOCK_TOT_AP_T2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54545454545">
                <text:p>0.254545454545</text:p>
              </table:table-cell>
              <table:table-cell office:value-type="float" office:value="0.436363636364">
                <text:p>0.436363636364</text:p>
              </table:table-cell>
            </table:table-row>
            <table:table-row>
              <table:table-cell office:value-type="string">
                <text:p>combo_CP_BFKV_PYDOCK_TOT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254545454545">
                <text:p>0.254545454545</text:p>
              </table:table-cell>
              <table:table-cell office:value-type="float" office:value="0.363636363636">
                <text:p>0.363636363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20">
      <style:chart-properties chart:link-data-style-to-source="fals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9.206cm" xlink:href="." xlink:type="simple" chart:class="chart:bar" chart:style-name="ch1">
        <chart:title svg:x="3.96cm" svg:y="0.52cm" chart:style-name="ch2">
          <text:p>Success rate in BM5 top combos ftdock</text:p>
        </chart:title>
        <chart:legend chart:legend-position="end" svg:x="14.105cm" svg:y="8.806cm" style:legend-expansion="high" chart:style-name="ch3"/>
        <chart:plot-area chart:style-name="ch4" chart:data-source-has-labels="both" svg:x="1.33cm" svg:y="2.451cm" svg:width="12.137cm" svg:height="15.39cm">
          <chartooo:coordinate-region svg:x="2.057cm" svg:y="2.651cm" svg:width="11.41cm" svg:height="9.066cm"/>
          <chart:axis chart:dimension="x" chart:name="primary-x" chart:style-name="ch5" chartooo:axis-type="auto">
            <chartooo:date-scale/>
            <chart:title svg:x="5.938cm" svg:y="18.225cm" chart:style-name="ch6">
              <text:p>functions combined</text:p>
            </chart:title>
            <chart:categories table:cell-range-address="local-table.$A$2:.$A$16"/>
          </chart:axis>
          <chart:axis chart:dimension="y" chart:name="primary-y" chart:style-name="ch7">
            <chart:title svg:x="0.451cm" svg:y="11.103cm" chart:style-name="ch8">
              <text:p>success rate</text:p>
            </chart:title>
            <chart:grid chart:style-name="ch9" chart:class="major"/>
          </chart:axis>
          <chart:series chart:style-name="ch10" chart:values-cell-range-address="local-table.$B$2:.$B$16" chart:label-cell-address="local-table.$B$1" chart:class="chart:bar">
            <chart:data-point chart:repeated="15"/>
          </chart:series>
          <chart:series chart:style-name="ch11" chart:values-cell-range-address="local-table.$C$2:.$C$16" chart:label-cell-address="local-table.$C$1" chart:class="chart:bar">
            <chart:data-point chart:repeated="15"/>
          </chart:series>
          <chart:series chart:style-name="ch12" chart:values-cell-range-address="local-table.$D$2:.$D$16" chart:label-cell-address="local-table.$D$1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</table:table-cell>
              <table:table-cell office:value-type="string">
                <text:p>Top10</text:p>
              </table:table-cell>
              <table:table-cell office:value-type="string">
                <text:p>Top100</text:p>
              </table:table-cell>
            </table:table-row>
          </table:table-header-rows>
          <table:table-rows>
            <table:table-row>
              <table:table-cell office:value-type="string">
                <text:p>combo_CP_SKOa_CP_SJKG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327272727273">
                <text:p>0.327272727273</text:p>
              </table:table-cell>
            </table:table-row>
            <table:table-row>
              <table:table-cell office:value-type="string">
                <text:p>combo_AP_dDFIRE_AP_DCOMPLEX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345454545455">
                <text:p>0.345454545455</text:p>
              </table:table-cell>
            </table:table-row>
            <table:table-row>
              <table:table-cell office:value-type="string">
                <text:p>combo_CP_SJKG_CP_BFKV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363636363636">
                <text:p>0.363636363636</text:p>
              </table:table-cell>
            </table:table-row>
            <table:table-row>
              <table:table-cell office:value-type="string">
                <text:p>combo_CP_SKOa_AP_DCOMPLEX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436363636364">
                <text:p>0.436363636364</text:p>
              </table:table-cell>
            </table:table-row>
            <table:table-row>
              <table:table-cell office:value-type="string">
                <text:p>combo_CP_BFKV_AP_DCOMPLEX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combo_CP_SJKG_AP_DCOMPLEX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54545454545">
                <text:p>0.254545454545</text:p>
              </table:table-cell>
              <table:table-cell office:value-type="float" office:value="0.509090909091">
                <text:p>0.509090909091</text:p>
              </table:table-cell>
            </table:table-row>
            <table:table-row>
              <table:table-cell office:value-type="string">
                <text:p>combo_CP_SKOa_CP_BFKV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254545454545">
                <text:p>0.254545454545</text:p>
              </table:table-cell>
              <table:table-cell office:value-type="float" office:value="0.327272727273">
                <text:p>0.327272727273</text:p>
              </table:table-cell>
            </table:table-row>
            <table:table-row>
              <table:table-cell office:value-type="string">
                <text:p>combo_pydock_AP_dDFIRE</text:p>
              </table:table-cell>
              <table:table-cell office:value-type="float" office:value="0.145454545455">
                <text:p>0.145454545455</text:p>
              </table:table-cell>
              <table:table-cell office:value-type="float" office:value="0.254545454545">
                <text:p>0.254545454545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combo_pydock_CP_BFKV</text:p>
              </table:table-cell>
              <table:table-cell office:value-type="float" office:value="0.145454545455">
                <text:p>0.145454545455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509090909091">
                <text:p>0.509090909091</text:p>
              </table:table-cell>
            </table:table-row>
            <table:table-row>
              <table:table-cell office:value-type="string">
                <text:p>combo_CP_SJKG_pydock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90909090909">
                <text:p>0.290909090909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combo_pydock_AP_DCOMPLEX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90909090909">
                <text:p>0.290909090909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combo_CP_BFKV_AP_dDFIRE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309090909091">
                <text:p>0.309090909091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combo_CP_SKOa_AP_dDFIRE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309090909091">
                <text:p>0.309090909091</text:p>
              </table:table-cell>
              <table:table-cell office:value-type="float" office:value="0.490909090909">
                <text:p>0.490909090909</text:p>
              </table:table-cell>
            </table:table-row>
            <table:table-row>
              <table:table-cell office:value-type="string">
                <text:p>combo_CP_SKOa_pydock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309090909091">
                <text:p>0.309090909091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combo_CP_SJKG_AP_dDFIRE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327272727273">
                <text:p>0.327272727273</text:p>
              </table:table-cell>
              <table:table-cell office:value-type="float" office:value="0.490909090909">
                <text:p>0.490909090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link-data-style-to-source="fals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86cm" svg:height="19.631cm" xlink:href="." xlink:type="simple" chart:class="chart:bar" chart:style-name="ch1">
        <chart:title svg:x="7.141cm" svg:y="0.528cm" chart:style-name="ch2">
          <text:p>Success rate in BM5 top combos Sdock</text:p>
        </chart:title>
        <chart:legend chart:legend-position="end" svg:x="20.492cm" svg:y="9.018cm" style:legend-expansion="high" chart:style-name="ch3"/>
        <chart:plot-area chart:style-name="ch4" chart:data-source-has-labels="both" svg:x="0.897cm" svg:y="2.483cm" svg:width="18.702cm" svg:height="15.775cm">
          <chartooo:coordinate-region svg:x="1.624cm" svg:y="2.682cm" svg:width="17.975cm" svg:height="9.293cm"/>
          <chart:axis chart:dimension="x" chart:name="primary-x" chart:style-name="ch5" chartooo:axis-type="auto">
            <chartooo:date-scale/>
            <chart:title svg:x="9.45cm" svg:y="18.65cm" chart:style-name="ch6">
              <text:p>Functions </text:p>
            </chart:title>
            <chart:categories table:cell-range-address="local-table.$A$2:.$A$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29" chart:label-cell-address="local-table.$B$1" chart:class="chart:bar">
            <chart:data-point chart:repeated="28"/>
          </chart:series>
          <chart:series chart:style-name="ch10" chart:values-cell-range-address="local-table.$C$2:.$C$29" chart:label-cell-address="local-table.$C$1" chart:class="chart:bar">
            <chart:data-point chart:repeated="28"/>
          </chart:series>
          <chart:series chart:style-name="ch11" chart:values-cell-range-address="local-table.$D$2:.$D$29" chart:label-cell-address="local-table.$D$1" chart:class="chart:ba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</table:table-cell>
              <table:table-cell office:value-type="string">
                <text:p>Top10</text:p>
              </table:table-cell>
              <table:table-cell office:value-type="string">
                <text:p>Top100</text:p>
              </table:table-cell>
            </table:table-row>
          </table:table-header-rows>
          <table:table-rows>
            <table:table-row>
              <table:table-cell office:value-type="string">
                <text:p>combo_PYDOCK_TOT_CP_BFKV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combo_AP_GOAP_DF_CP_E3D_MIN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combo_PYDOCK_TOT_CP_RMFCEN1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combo_PYDOCK_TOT_CP_E3D_MIN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combo_CP_E3D_MIN_CP_RMFCEN1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2">
                <text:p>0.2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combo_CP_TB_CP_RMFCEN1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2">
                <text:p>0.2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combo_AP_GOAP_DF_CP_RMFCEN1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">
                <text:p>0.2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combo_CP_TB_CP_BFKV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">
                <text:p>0.2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combo_PYDOCK_TOT_AP_GOAP_DF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">
                <text:p>0.2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combo_SDOCK_CP_E3D_MIN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">
                <text:p>0.2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combo_CP_RMFCEN1_CP_BFKV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527272727273">
                <text:p>0.527272727273</text:p>
              </table:table-cell>
            </table:table-row>
            <table:table-row>
              <table:table-cell office:value-type="string">
                <text:p>combo_AP_GOAP_DF_CP_TB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combo_PYDOCK_TOT_CP_TB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combo_SDOCK_AP_GOAP_DF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436363636364">
                <text:p>0.436363636364</text:p>
              </table:table-cell>
            </table:table-row>
            <table:table-row>
              <table:table-cell office:value-type="string">
                <text:p>combo_SDOCK_CP_RMFCEN1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combo_AP_MPS_CP_BFKV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combo_CP_E3D_MIN_CP_BFKV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combo_AP_GOAP_DF_CP_BFKV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490909090909">
                <text:p>0.490909090909</text:p>
              </table:table-cell>
            </table:table-row>
            <table:table-row>
              <table:table-cell office:value-type="string">
                <text:p>combo_AP_MPS_CP_TB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363636363636">
                <text:p>0.363636363636</text:p>
              </table:table-cell>
            </table:table-row>
            <table:table-row>
              <table:table-cell office:value-type="string">
                <text:p>combo_SDOCK_CP_BFKV</text:p>
              </table:table-cell>
              <table:table-cell office:value-type="float" office:value="0.127272727273">
                <text:p>0.127272727273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490909090909">
                <text:p>0.490909090909</text:p>
              </table:table-cell>
            </table:table-row>
            <table:table-row>
              <table:table-cell office:value-type="string">
                <text:p>combo_PYDOCK_TOT_SDOCK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436363636364">
                <text:p>0.436363636364</text:p>
              </table:table-cell>
            </table:table-row>
            <table:table-row>
              <table:table-cell office:value-type="string">
                <text:p>combo_SDOCK_CP_TB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436363636364">
                <text:p>0.436363636364</text:p>
              </table:table-cell>
            </table:table-row>
            <table:table-row>
              <table:table-cell office:value-type="string">
                <text:p>combo_AP_GOAP_DF_AP_MPS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54545454545">
                <text:p>0.254545454545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combo_CP_E3D_MIN_AP_MPS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combo_PYDOCK_TOT_AP_MPS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combo_SDOCK_AP_MPS</text:p>
              </table:table-cell>
              <table:table-cell office:value-type="float" office:value="0.127272727273">
                <text:p>0.127272727273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combo_AP_MPS_CP_RMFCEN1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90909090909">
                <text:p>0.290909090909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combo_CP_E3D_MIN_CP_TB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90909090909">
                <text:p>0.290909090909</text:p>
              </table:table-cell>
              <table:table-cell office:value-type="float" office:value="0.418181818182">
                <text:p>0.4181818181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